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4659e3b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color="#000000" officeooo:rsid="001447a3" officeooo:paragraph-rsid="00155c34"/>
    </style:style>
    <style:style style:name="P3" style:family="paragraph" style:parent-style-name="Preformatted_20_Text">
      <style:text-properties fo:color="#000000" officeooo:rsid="001447a3" officeooo:paragraph-rsid="00549b3a"/>
    </style:style>
    <style:style style:name="P4" style:family="paragraph" style:parent-style-name="Preformatted_20_Text">
      <style:text-properties fo:color="#000000" officeooo:rsid="001447a3" officeooo:paragraph-rsid="044e729a"/>
    </style:style>
    <style:style style:name="P5" style:family="paragraph" style:parent-style-name="Preformatted_20_Text">
      <style:text-properties fo:color="#000000" officeooo:rsid="001447a3" officeooo:paragraph-rsid="04659e3b"/>
    </style:style>
    <style:style style:name="P6" style:family="paragraph" style:parent-style-name="Preformatted_20_Text">
      <style:text-properties fo:color="#000000" officeooo:rsid="001447a3" officeooo:paragraph-rsid="0488f332"/>
    </style:style>
    <style:style style:name="P7" style:family="paragraph" style:parent-style-name="Preformatted_20_Text">
      <style:text-properties fo:color="#000000" officeooo:rsid="001447a3" officeooo:paragraph-rsid="048968c4"/>
    </style:style>
    <style:style style:name="P8" style:family="paragraph" style:parent-style-name="Preformatted_20_Text">
      <style:text-properties fo:color="#000000" officeooo:rsid="001447a3" officeooo:paragraph-rsid="0497b8f6"/>
    </style:style>
    <style:style style:name="P9" style:family="paragraph" style:parent-style-name="Preformatted_20_Text">
      <style:text-properties fo:color="#000000" officeooo:rsid="001447a3" officeooo:paragraph-rsid="049ece09"/>
    </style:style>
    <style:style style:name="P10" style:family="paragraph" style:parent-style-name="Preformatted_20_Text">
      <style:text-properties fo:color="#000000" officeooo:rsid="001447a3" officeooo:paragraph-rsid="04a3d155"/>
    </style:style>
    <style:style style:name="P11" style:family="paragraph" style:parent-style-name="Preformatted_20_Text">
      <style:text-properties fo:color="#000000" officeooo:rsid="001447a3" officeooo:paragraph-rsid="04a45c24"/>
    </style:style>
    <style:style style:name="P12" style:family="paragraph" style:parent-style-name="Preformatted_20_Text">
      <style:text-properties fo:color="#000000" officeooo:rsid="001447a3" officeooo:paragraph-rsid="04ad32ae"/>
    </style:style>
    <style:style style:name="P13" style:family="paragraph" style:parent-style-name="Preformatted_20_Text">
      <style:text-properties fo:color="#000000" officeooo:rsid="001447a3" officeooo:paragraph-rsid="04ae85f6"/>
    </style:style>
    <style:style style:name="P14" style:family="paragraph" style:parent-style-name="Preformatted_20_Text">
      <style:text-properties fo:color="#000000" officeooo:rsid="001447a3" officeooo:paragraph-rsid="04b2007f"/>
    </style:style>
    <style:style style:name="P15" style:family="paragraph" style:parent-style-name="Preformatted_20_Text">
      <style:text-properties fo:color="#000000" officeooo:rsid="001447a3" officeooo:paragraph-rsid="04b706d8"/>
    </style:style>
    <style:style style:name="P16" style:family="paragraph" style:parent-style-name="Preformatted_20_Text">
      <style:text-properties fo:color="#000000" officeooo:rsid="001447a3" officeooo:paragraph-rsid="04c4ffe1"/>
    </style:style>
    <style:style style:name="P17" style:family="paragraph" style:parent-style-name="Preformatted_20_Text">
      <style:text-properties fo:color="#000000" officeooo:rsid="001447a3" officeooo:paragraph-rsid="04cb183a"/>
    </style:style>
    <style:style style:name="P18" style:family="paragraph" style:parent-style-name="Preformatted_20_Text">
      <style:text-properties fo:color="#000000" officeooo:rsid="001447a3" officeooo:paragraph-rsid="04ccdca1"/>
    </style:style>
    <style:style style:name="P19" style:family="paragraph" style:parent-style-name="Preformatted_20_Text">
      <style:text-properties fo:color="#000000" officeooo:rsid="001447a3" officeooo:paragraph-rsid="04d07b69"/>
    </style:style>
    <style:style style:name="P20" style:family="paragraph" style:parent-style-name="Preformatted_20_Text">
      <style:text-properties fo:color="#000000" officeooo:rsid="001447a3" officeooo:paragraph-rsid="04d0b63d"/>
    </style:style>
    <style:style style:name="P21" style:family="paragraph" style:parent-style-name="Preformatted_20_Text">
      <style:text-properties fo:color="#000000" officeooo:rsid="001447a3" officeooo:paragraph-rsid="04ec3276"/>
    </style:style>
    <style:style style:name="P22" style:family="paragraph" style:parent-style-name="Preformatted_20_Text">
      <style:text-properties fo:color="#000000" officeooo:rsid="001447a3" officeooo:paragraph-rsid="04f16b33"/>
    </style:style>
    <style:style style:name="P23" style:family="paragraph" style:parent-style-name="Preformatted_20_Text">
      <style:text-properties fo:color="#000000" officeooo:rsid="001447a3" officeooo:paragraph-rsid="050546bd"/>
    </style:style>
    <style:style style:name="P24" style:family="paragraph" style:parent-style-name="Preformatted_20_Text">
      <style:text-properties fo:color="#000000" officeooo:rsid="001447a3" officeooo:paragraph-rsid="0513082a"/>
    </style:style>
    <style:style style:name="P25" style:family="paragraph" style:parent-style-name="Preformatted_20_Text">
      <style:text-properties fo:color="#000000" officeooo:rsid="001447a3" officeooo:paragraph-rsid="051a7dc6"/>
    </style:style>
    <style:style style:name="P26" style:family="paragraph" style:parent-style-name="Preformatted_20_Text">
      <style:text-properties fo:color="#000000" style:text-underline-style="none" officeooo:rsid="0140777e" officeooo:paragraph-rsid="018a727c"/>
    </style:style>
    <style:style style:name="P27" style:family="paragraph" style:parent-style-name="Preformatted_20_Text">
      <style:text-properties fo:color="#000000" style:text-underline-style="none" officeooo:rsid="0140777e" officeooo:paragraph-rsid="045d6d05"/>
    </style:style>
    <style:style style:name="P28" style:family="paragraph" style:parent-style-name="Preformatted_20_Text">
      <style:text-properties fo:color="#000000" officeooo:paragraph-rsid="05113166"/>
    </style:style>
    <style:style style:name="P29" style:family="paragraph" style:parent-style-name="Preformatted_20_Text">
      <style:text-properties fo:color="#000000" officeooo:paragraph-rsid="0511a821"/>
    </style:style>
    <style:style style:name="P30" style:family="paragraph" style:parent-style-name="Preformatted_20_Text">
      <style:text-properties fo:color="#000000" officeooo:paragraph-rsid="0513082a"/>
    </style:style>
    <style:style style:name="P31" style:family="paragraph" style:parent-style-name="Preformatted_20_Text">
      <style:text-properties fo:color="#000000" officeooo:paragraph-rsid="0514b9e5"/>
    </style:style>
    <style:style style:name="P32" style:family="paragraph" style:parent-style-name="Preformatted_20_Text">
      <style:text-properties fo:color="#000000" officeooo:rsid="05113166" officeooo:paragraph-rsid="05113166"/>
    </style:style>
    <style:style style:name="P33" style:family="paragraph" style:parent-style-name="Preformatted_20_Text">
      <style:text-properties fo:color="#000000" officeooo:rsid="0511a821" officeooo:paragraph-rsid="0511a821"/>
    </style:style>
    <style:style style:name="P34" style:family="paragraph" style:parent-style-name="Preformatted_20_Text">
      <style:text-properties fo:color="#000000" officeooo:rsid="0511a821" officeooo:paragraph-rsid="0513082a"/>
    </style:style>
    <style:style style:name="P35" style:family="paragraph" style:parent-style-name="Preformatted_20_Text">
      <style:text-properties fo:color="#000000" officeooo:rsid="0514b9e5" officeooo:paragraph-rsid="0514b9e5"/>
    </style:style>
    <style:style style:name="P36" style:family="paragraph" style:parent-style-name="Preformatted_20_Text">
      <style:text-properties fo:color="#000000" officeooo:rsid="0456c047" officeooo:paragraph-rsid="0513082a"/>
    </style:style>
    <style:style style:name="P37" style:family="paragraph" style:parent-style-name="Preformatted_20_Text">
      <style:text-properties officeooo:paragraph-rsid="048dd906"/>
    </style:style>
    <style:style style:name="P38" style:family="paragraph" style:parent-style-name="Preformatted_20_Text">
      <style:text-properties officeooo:paragraph-rsid="04ec3276"/>
    </style:style>
    <style:style style:name="P39" style:family="paragraph" style:parent-style-name="Preformatted_20_Text">
      <style:text-properties officeooo:paragraph-rsid="0516091f"/>
    </style:style>
    <style:style style:name="P40" style:family="paragraph" style:parent-style-name="Preformatted_20_Text">
      <style:text-properties fo:color="#008000" style:font-name="DejaVu Sans Mono" fo:font-size="11.3000001907349pt" fo:font-weight="bold" officeooo:paragraph-rsid="05113166"/>
    </style:style>
    <style:style style:name="P41" style:family="paragraph" style:parent-style-name="Preformatted_20_Text">
      <style:text-properties officeooo:paragraph-rsid="051a252a"/>
    </style:style>
    <style:style style:name="P42" style:family="paragraph" style:parent-style-name="Preformatted_20_Text">
      <style:text-properties officeooo:paragraph-rsid="051a7dc6"/>
    </style:style>
    <style:style style:name="P43" style:family="paragraph" style:parent-style-name="Standard">
      <style:text-properties fo:color="#000000" officeooo:rsid="001447a3" officeooo:paragraph-rsid="04659e3b"/>
    </style:style>
    <style:style style:name="P44" style:family="paragraph" style:parent-style-name="Standard">
      <style:text-properties fo:color="#000000" officeooo:rsid="001447a3" officeooo:paragraph-rsid="0488f332"/>
    </style:style>
    <style:style style:name="P45" style:family="paragraph" style:parent-style-name="Standard">
      <style:text-properties fo:color="#000000" officeooo:rsid="001447a3" officeooo:paragraph-rsid="048c8837"/>
    </style:style>
    <style:style style:name="P46" style:family="paragraph" style:parent-style-name="Preformatted_20_Text">
      <style:text-properties fo:color="#000000" officeooo:rsid="001447a3" officeooo:paragraph-rsid="051a831e"/>
    </style:style>
    <style:style style:name="T1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43b09af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48968c4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4ad32ae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4ae85f6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4b2007f" style:font-name-asian="arial" style:font-size-asian="9pt" style:font-style-asian="normal" style:font-weight-asian="normal"/>
    </style:style>
    <style:style style:name="T8" style:family="text">
      <style:text-properties fo:color="#800000"/>
    </style:style>
    <style:style style:name="T9" style:family="text">
      <style:text-properties fo:color="#800000" officeooo:rsid="001447a3"/>
    </style:style>
    <style:style style:name="T10" style:family="text">
      <style:text-properties fo:color="#800000" officeooo:rsid="04aab74a"/>
    </style:style>
    <style:style style:name="T11" style:family="text">
      <style:text-properties fo:color="#800000" officeooo:rsid="04c472f5"/>
    </style:style>
    <style:style style:name="T12" style:family="text">
      <style:text-properties fo:color="#800000" officeooo:rsid="04ec3276"/>
    </style:style>
    <style:style style:name="T13" style:family="text">
      <style:text-properties fo:color="#800000" officeooo:rsid="04f16b33"/>
    </style:style>
    <style:style style:name="T14" style:family="text">
      <style:text-properties fo:color="#800000" officeooo:rsid="050546bd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4659e3b" fo:background-color="#ffff00" loext:char-shading-value="0"/>
    </style:style>
    <style:style style:name="T17" style:family="text">
      <style:text-properties officeooo:rsid="04cb183a" fo:background-color="#ffff00" loext:char-shading-value="0"/>
    </style:style>
    <style:style style:name="T18" style:family="text">
      <style:text-properties officeooo:rsid="04d07b69" fo:background-color="#ffff00" loext:char-shading-value="0"/>
    </style:style>
    <style:style style:name="T19" style:family="text">
      <style:text-properties fo:background-color="#cc66ff" loext:char-shading-value="0"/>
    </style:style>
    <style:style style:name="T20" style:family="text">
      <style:text-properties officeooo:rsid="035bb671"/>
    </style:style>
    <style:style style:name="T21" style:family="text">
      <style:text-properties officeooo:rsid="0384ddfa"/>
    </style:style>
    <style:style style:name="T22" style:family="text">
      <style:text-properties officeooo:rsid="0456c047"/>
    </style:style>
    <style:style style:name="T23" style:family="text">
      <style:text-properties officeooo:rsid="001447a3"/>
    </style:style>
    <style:style style:name="T24" style:family="text">
      <style:text-properties fo:color="#000000" officeooo:rsid="001447a3"/>
    </style:style>
    <style:style style:name="T25" style:family="text">
      <style:text-properties fo:color="#000000" style:text-outline="false" style:text-line-through-style="none" style:text-line-through-type="none" style:font-name="微软雅黑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26" style:family="text">
      <style:text-properties fo:color="#000000" officeooo:rsid="048cebf4"/>
    </style:style>
    <style:style style:name="T27" style:family="text">
      <style:text-properties fo:color="#000000" officeooo:rsid="0384ddfa"/>
    </style:style>
    <style:style style:name="T28" style:family="text">
      <style:text-properties fo:color="#000000" style:font-name="DejaVu Sans Mono" fo:font-size="11.3000001907349pt" fo:font-weight="bold" officeooo:rsid="001447a3"/>
    </style:style>
    <style:style style:name="T29" style:family="text">
      <style:text-properties fo:color="#000000" style:font-name="DejaVu Sans Mono" fo:font-size="11.3000001907349pt" fo:font-weight="bold" officeooo:rsid="0516091f"/>
    </style:style>
    <style:style style:name="T30" style:family="text">
      <style:text-properties fo:color="#000000" style:font-name="DejaVu Sans Mono" fo:font-size="11.3000001907349pt" fo:font-weight="bold" officeooo:rsid="0384ddfa"/>
    </style:style>
    <style:style style:name="T31" style:family="text">
      <style:text-properties fo:color="#000000" style:font-name="DejaVu Sans Mono" fo:font-size="11.3000001907349pt" fo:font-weight="bold" officeooo:rsid="051a7dc6"/>
    </style:style>
    <style:style style:name="T32" style:family="text">
      <style:text-properties fo:color="#000000" officeooo:rsid="0516091f"/>
    </style:style>
    <style:style style:name="T33" style:family="text">
      <style:text-properties officeooo:rsid="048968c4"/>
    </style:style>
    <style:style style:name="T34" style:family="text">
      <style:text-properties officeooo:rsid="048cebf4"/>
    </style:style>
    <style:style style:name="T35" style:family="text">
      <style:text-properties officeooo:rsid="049665a3"/>
    </style:style>
    <style:style style:name="T36" style:family="text">
      <style:text-properties officeooo:rsid="04ad32ae"/>
    </style:style>
    <style:style style:name="T37" style:family="text">
      <style:text-properties officeooo:rsid="04b2007f"/>
    </style:style>
    <style:style style:name="T38" style:family="text">
      <style:text-properties officeooo:rsid="04c4ffe1"/>
    </style:style>
    <style:style style:name="T39" style:family="text">
      <style:text-properties officeooo:rsid="04c6d323"/>
    </style:style>
    <style:style style:name="T40" style:family="text">
      <style:text-properties officeooo:rsid="04dc751e"/>
    </style:style>
    <style:style style:name="T41" style:family="text">
      <style:text-properties fo:color="#008000" style:font-name="DejaVu Sans Mono" fo:font-size="11.3000001907349pt" fo:font-weight="bold"/>
    </style:style>
    <style:style style:name="T42" style:family="text">
      <style:text-properties fo:color="#008000" style:font-name="DejaVu Sans Mono" fo:font-size="11.3000001907349pt" fo:font-weight="bold" officeooo:rsid="001447a3"/>
    </style:style>
    <style:style style:name="T43" style:family="text">
      <style:text-properties officeooo:rsid="051a7dc6"/>
    </style:style>
    <style:style style:name="T44" style:family="text">
      <style:text-properties officeooo:rsid="051a83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唐海湘</text:p>
      <text:p text:style-name="P2"/>
      <text:p text:style-name="P2">模块名:考勤</text:p>
      <text:p text:style-name="P4"><text:tab/><text:span text:style-name="T19">导航下拉名_1:加班管理</text:span></text:p>
      <text:p text:style-name="P4"><text:tab/><text:tab/><text:span text:style-name="T15">导航名_1:加班列表</text:span></text:p>
      <text:p text:style-name="P2"><text:tab/><text:tab/><text:tab/><text:span text:style-name="T8">功能名字_1:</text:span>列表 <text:s/>功能类型:网格 (有网格)</text:p>
      <text:p text:style-name="P6"><text:tab/><text:tab/><text:tab/><text:tab/><text:span text:style-name="T2">加上一个字段 ：id <text:s/>文本框 <text:s text:c="3"/>设置隐藏</text:span></text:p>
      <text:p text:style-name="P46"><text:tab/><text:tab/><text:tab/><text:tab/>字段名称_1:地区</text:p>
      <text:p text:style-name="P46"><text:tab/><text:tab/><text:tab/><text:tab/>字段名称_2:加班录入人</text:p>
      <text:p text:style-name="P46"><text:tab/><text:tab/><text:tab/><text:tab/>字段名称_2:任务下达人</text:p>
      <text:p text:style-name="P12"><text:tab/><text:tab/><text:tab/><text:tab/>字段名称_3:加班人员</text:p>
      <text:p text:style-name="P12"><text:tab/><text:tab/><text:tab/><text:tab/>字段名称_<text:span text:style-name="T20">4</text:span>:加班类型</text:p>
      <text:p text:style-name="P12"><text:tab/><text:tab/><text:tab/><text:tab/>字段名称_<text:span text:style-name="T36">5</text:span>:部门</text:p>
      <text:p text:style-name="P12"><text:tab/><text:tab/><text:tab/><text:tab/>字段名称_<text:span text:style-name="T36">6</text:span>:职位</text:p>
      <text:p text:style-name="P6"><text:tab/><text:tab/><text:tab/><text:tab/>字段名称_<text:span text:style-name="T36">7</text:span>:开始时间</text:p>
      <text:p text:style-name="P6"><text:tab/><text:tab/><text:tab/><text:tab/>字段名称_<text:span text:style-name="T36">8</text:span>:结束时间</text:p>
      <text:p text:style-name="P6"><text:tab/><text:tab/><text:tab/><text:tab/>字段名称_<text:span text:style-name="T36">9</text:span>:加班时长</text:p>
      <text:p text:style-name="P6"><text:tab/><text:tab/><text:tab/><text:tab/>字段名称_<text:span text:style-name="T36">10:是否午休</text:span></text:p>
      <text:p text:style-name="P7"><text:span text:style-name="T2"><text:tab/><text:tab/><text:tab/><text:tab/>字段名称_</text:span><text:span text:style-name="T5">11</text:span><text:span text:style-name="T3">:工作内容</text:span></text:p>
      <text:p text:style-name="P7"><text:span text:style-name="T3"><text:tab/><text:tab/><text:tab/><text:tab/>字段名称_1</text:span><text:span text:style-name="T5">2</text:span><text:span text:style-name="T3">:完成情况</text:span></text:p>
      <text:p text:style-name="P7"><text:span text:style-name="T3"><text:tab/><text:tab/><text:tab/><text:tab/>字段名称_1</text:span><text:span text:style-name="T5">3</text:span><text:span text:style-name="T3">:可休天数</text:span></text:p>
      <text:p text:style-name="P6"><text:tab/><text:tab/><text:tab/><text:tab/>字段名称_<text:span text:style-name="T33">14</text:span>:负责人<text:span text:style-name="T33">(审批人)</text:span></text:p>
      <text:p text:style-name="P6"><text:tab/><text:tab/><text:tab/><text:tab/>字段名称_<text:span text:style-name="T33">15</text:span>:审核意见</text:p>
      <text:p text:style-name="P44"><text:tab/><text:tab/><text:tab/><text:tab/>字段名称_<text:span text:style-name="T33">16:</text:span>审核状态</text:p>
      <text:p text:style-name="P6"><text:tab/><text:tab/><text:tab/><text:tab/></text:p>
      <text:p text:style-name="P26"/>
      <text:p text:style-name="P27"><text:tab/><text:tab/><text:tab/><text:span text:style-name="T9">功能名称_2:搜索</text:span><text:span text:style-name="T23"> 功能类型:编辑 </text:span></text:p>
      <text:p text:style-name="P27"><text:tab/><text:tab/><text:tab/><text:tab/>搜索<text:span text:style-name="T23">字段_1:加班人员<text:tab/> <text:s text:c="6"/><text:tab/>标签类型:文本框 非必填 </text:span></text:p>
      <text:p text:style-name="P2"><text:tab/><text:tab/></text:p>
      <text:p text:style-name="P2"><text:tab/><text:tab/><text:tab/><text:span text:style-name="T8">功能名称_2:加班录入</text:span> 功能类型:编辑 </text:p>
      <text:p text:style-name="P28"><text:span text:style-name="T23"><text:tab/><text:tab/><text:tab/><text:tab/></text:span><text:bookmark-start text:name="__DdeLink__25257_1631453286"/><text:span text:style-name="T23">字段名称_1:地区<text:tab/> <text:s text:c="6"/><text:tab/>标签类型: 可手填下拉框 必填 </text:span><text:bookmark-end text:name="__DdeLink__25257_1631453286"/><text:span text:style-name="T23">(</text:span><text:span text:style-name="T41">overwork</text:span></text:p>
      <text:p text:style-name="P40">/v1/areaList</text:p>
      <text:p text:style-name="P32">)</text:p>
      <text:p text:style-name="P29"><text:span text:style-name="T23"><text:tab/><text:tab/><text:tab/><text:tab/>字段名称_2:任务下达人<text:tab/> <text:s text:c="6"/><text:tab/>标签类型: 可手填下拉框 <text:s text:c="2"/>必填(</text:span><text:span text:style-name="T42">overwork/</text:span><text:span text:style-name="T41">v1/peopleList</text:span></text:p>
      <text:p text:style-name="P33">)</text:p>
      <text:p text:style-name="P24"><text:tab/><text:tab/><text:tab/><text:tab/>字段名称_<text:span text:style-name="T34">3</text:span>:<text:bookmark-start text:name="__DdeLink__8323_1631453286"/>加班人员<text:bookmark-end text:name="__DdeLink__8323_1631453286"/><text:span text:style-name="T21"> <text:s text:c="7"/><text:tab/></text:span>标签类型: 可手填下拉框 必填 (<text:span text:style-name="T41">overwork/v1/peopleList</text:span></text:p>
      <text:p text:style-name="P34">)</text:p>
      <text:p text:style-name="P37"><text:span text:style-name="T24"><text:tab/><text:tab/><text:tab/><text:tab/>字段名称_</text:span><text:span text:style-name="T26">4</text:span><text:span text:style-name="T24">:加班类型</text:span><text:span text:style-name="T27"> <text:s text:c="6"/><text:tab/><text:tab/></text:span><text:span text:style-name="T24">标签类型:下拉框（</text:span><text:span text:style-name="T25">普通加班，节假日加班，其他...</text:span></text:p>
      <text:p text:style-name="P14">） 必填 </text:p>
      <text:p text:style-name="P31"><text:span text:style-name="T23"><text:tab/><text:tab/><text:tab/><text:tab/>字段名称_5:部门<text:tab/><text:tab/><text:tab/><text:tab/>标签类型:可手填下拉框 必填 (</text:span><text:span text:style-name="T42">overwork/</text:span><text:span text:style-name="T41">v1/positAndDepart/{overWorker}</text:span></text:p>
      <text:p text:style-name="P35">)</text:p>
      <text:p text:style-name="P15"><text:span text:style-name="T24"><text:tab/><text:tab/><text:tab/><text:tab/>字段名称_</text:span><text:span text:style-name="T36">6</text:span><text:span text:style-name="T24">:职位<text:tab/><text:tab/><text:tab/><text:tab/></text:span>标签类型: 可手填下拉框 必填 </text:p>
      <text:p text:style-name="P45"><text:tab/><text:tab/><text:tab/><text:tab/>字段名称_<text:span text:style-name="T37">7</text:span>:加班开始时间<text:tab/><text:tab/><text:span text:style-name="T21"> <text:s text:c="6"/></text:span>标签类型:日期框（<text:span text:style-name="T35">2017-09-08 18:00:01</text:span>） <text:s/>必填 默认<text:span text:style-name="T22">0.00</text:span></text:p>
      <text:p text:style-name="P8"><text:tab/><text:tab/><text:tab/><text:tab/>字段名称_<text:span text:style-name="T37">8</text:span>:加班<text:bookmark-start text:name="__DdeLink__8329_1631453286"/>结束时间<text:bookmark-end text:name="__DdeLink__8329_1631453286"/><text:span text:style-name="T21"> <text:s text:c="6"/></text:span>标签类型:日期框（<text:span text:style-name="T35">2017-09-08 18:00:01</text:span>） <text:s/></text:p>
      <text:p text:style-name="P30"><text:span text:style-name="T23"><text:tab/><text:tab/><text:tab/><text:tab/>字段名称_9:</text:span><text:bookmark-start text:name="__DdeLink__8331_1631453286"/><text:span text:style-name="T23">加班时长</text:span><text:bookmark-end text:name="__DdeLink__8331_1631453286"/><text:span text:style-name="T23"><text:tab/><text:tab/><text:tab/> 标签类型:数字框 非必填 默认0.00(</text:span><text:span text:style-name="T42">overwork/</text:span><text:span text:style-name="T41">v1/caculateTime</text:span></text:p>
      <text:p text:style-name="P36">)</text:p>
      <text:p text:style-name="P9"><text:tab/><text:tab/><text:tab/><text:tab/>字段名称_<text:span text:style-name="T37">10:是否午休<text:tab/><text:tab/><text:tab/></text:span>标签类型:开关按钮 必填 （是/否）</text:p>
      <text:p text:style-name="P10"><text:span text:style-name="T2"><text:tab/><text:tab/><text:tab/><text:tab/>字段名称_</text:span><text:span text:style-name="T7">11</text:span><text:span text:style-name="T3">:工作内容 <text:s text:c="9"/><text:tab/><text:tab/></text:span><text:span text:style-name="T1">标签类型:文本框 必填 </text:span></text:p>
      <text:p text:style-name="P10"><text:span text:style-name="T3"><text:tab/><text:tab/><text:tab/><text:tab/>字段名称_1</text:span><text:span text:style-name="T7">2</text:span><text:span text:style-name="T3">:完成情况<text:tab/><text:tab/><text:tab/></text:span><text:span text:style-name="T1">标签类型:文本框 必填 </text:span></text:p>
      <text:p text:style-name="P10"><text:span text:style-name="T3"><text:tab/><text:tab/><text:tab/><text:tab/>字段名称_1</text:span><text:span text:style-name="T7">3</text:span><text:span text:style-name="T3">:可休天数<text:tab/><text:tab/><text:tab/></text:span><text:span text:style-name="T1">标签类型:数字框 必填 </text:span></text:p>
      <text:p text:style-name="P11"><text:tab/><text:tab/><text:tab/><text:tab/>字段名称_<text:span text:style-name="T33">14</text:span>:负责人<text:span text:style-name="T33">(审批人) <text:s text:c="2"/></text:span>标签类型:可手填下拉框 必填 </text:p>
      <text:p text:style-name="P3"><text:soft-page-break/><text:tab/><text:tab/><text:tab/><text:span text:style-name="T8">功能名称_</text:span><text:span text:style-name="T10">3</text:span>:删除 功能类型: 删除</text:p>
      <text:p text:style-name="P3"><text:tab/><text:tab/><text:tab/><text:tab/>温馨提示：确定删除这条数据么？</text:p>
      <text:p text:style-name="P3"><text:tab/><text:tab/><text:tab/></text:p>
      <text:p text:style-name="P5"><text:tab/><text:tab/><text:span text:style-name="T15">导航名_</text:span><text:span text:style-name="T16">2</text:span><text:span text:style-name="T15">:加班审核</text:span></text:p>
      <text:p text:style-name="P5"><text:tab/><text:tab/><text:tab/><text:span text:style-name="T8">功能名字_1:</text:span>列表 <text:s/>功能类型:网格 (有网格)</text:p>
      <text:p text:style-name="P5"><text:tab/><text:tab/><text:tab/><text:tab/><text:span text:style-name="T2">加上一个字段 ：id <text:s/>文本框 <text:s text:c="3"/>设置隐藏</text:span></text:p>
      <text:p text:style-name="P13"><text:tab/><text:tab/><text:tab/><text:tab/>字段名称_1:地区</text:p>
      <text:p text:style-name="P13"><text:tab/><text:tab/><text:tab/><text:tab/>字段名称_2:任务下达人</text:p>
      <text:p text:style-name="P13"><text:tab/><text:tab/><text:tab/><text:tab/>字段名称_3:加班人员</text:p>
      <text:p text:style-name="P13"><text:tab/><text:tab/><text:tab/><text:tab/>字段名称_<text:span text:style-name="T20">4</text:span>:加班类型</text:p>
      <text:p text:style-name="P13"><text:tab/><text:tab/><text:tab/><text:tab/>字段名称_<text:span text:style-name="T36">5</text:span>:部门</text:p>
      <text:p text:style-name="P13"><text:tab/><text:tab/><text:tab/><text:tab/>字段名称_<text:span text:style-name="T36">6</text:span>:职位</text:p>
      <text:p text:style-name="P13"><text:tab/><text:tab/><text:tab/><text:tab/>字段名称_<text:span text:style-name="T36">7</text:span>:开始时间</text:p>
      <text:p text:style-name="P13"><text:tab/><text:tab/><text:tab/><text:tab/>字段名称_<text:span text:style-name="T36">8</text:span>:结束时间</text:p>
      <text:p text:style-name="P13"><text:tab/><text:tab/><text:tab/><text:tab/>字段名称_<text:span text:style-name="T36">9</text:span>:加班时长</text:p>
      <text:p text:style-name="P13"><text:span text:style-name="T2"><text:tab/><text:tab/><text:tab/><text:tab/>字段名称_</text:span><text:span text:style-name="T5">1</text:span><text:span text:style-name="T6">0</text:span><text:span text:style-name="T3">:工作内容</text:span></text:p>
      <text:p text:style-name="P13"><text:span text:style-name="T3"><text:tab/><text:tab/><text:tab/><text:tab/>字段名称_1</text:span><text:span text:style-name="T6">1</text:span><text:span text:style-name="T3">:完成情况</text:span></text:p>
      <text:p text:style-name="P13"><text:span text:style-name="T3"><text:tab/><text:tab/><text:tab/><text:tab/>字段名称_1</text:span><text:span text:style-name="T6">2</text:span><text:span text:style-name="T3">:可休天数</text:span></text:p>
      <text:p text:style-name="P13"><text:tab/><text:tab/><text:tab/><text:tab/>字段名称_<text:span text:style-name="T33">13</text:span>:负责人<text:span text:style-name="T33">(审批人)</text:span></text:p>
      <text:p text:style-name="P13"><text:tab/><text:tab/><text:tab/><text:tab/>字段名称_<text:span text:style-name="T33">14</text:span>:审核意见</text:p>
      <text:p text:style-name="P13"><text:span text:style-name="T2"><text:tab/><text:tab/><text:tab/><text:tab/>字段名称_</text:span><text:span text:style-name="T4">1</text:span><text:span text:style-name="T6">5</text:span><text:span text:style-name="T4">:</text:span><text:span text:style-name="T2">审核状态</text:span></text:p>
      <text:p text:style-name="P5"/>
      <text:p text:style-name="P43"><text:tab/><text:tab/><text:tab/><text:span text:style-name="T8">功能名称_</text:span><text:span text:style-name="T11">2</text:span>:审核 <text:s text:c="4"/>功能类型:编辑</text:p>
      <text:p text:style-name="P1"><text:tab/><text:tab/><text:tab/><text:tab/>加上一个字段 ：id <text:s/>文本框 <text:s text:c="3"/>设置隐藏</text:p>
      <text:p text:style-name="P16"><text:tab/><text:tab/><text:tab/><text:tab/>字段名称_1:审核意见<text:span text:style-name="T21"><text:tab/> <text:s text:c="6"/><text:tab/></text:span>标签类型:文本框 非必填 </text:p>
      <text:p text:style-name="P16"><text:tab/><text:tab/><text:tab/><text:tab/>字段名称_<text:span text:style-name="T38">2</text:span>:<text:span text:style-name="T2">审核状态</text:span><text:span text:style-name="T21"><text:tab/> <text:s text:c="6"/><text:tab/></text:span>标签类型:选择框 <text:s text:c="2"/>必填 <text:span text:style-name="T39">（通过/不通过）</text:span></text:p>
      <text:p text:style-name="P5"><text:tab/><text:tab/><text:tab/><text:tab/></text:p>
      <text:p text:style-name="P5"/>
      <text:p text:style-name="P17"><text:tab/><text:tab/><text:span text:style-name="T15">导航名_</text:span><text:span text:style-name="T17">3</text:span><text:span text:style-name="T15">:剩余加班天数</text:span></text:p>
      <text:p text:style-name="P17"><text:tab/><text:tab/><text:tab/><text:span text:style-name="T8">功能名字_1:</text:span>列表 <text:s/>功能类型:网格 (有网格)</text:p>
      <text:p text:style-name="P17"><text:tab/><text:tab/><text:tab/><text:tab/><text:span text:style-name="T2">加上一个字段 ：id <text:s/>文本框 <text:s text:c="3"/>设置隐藏</text:span></text:p>
      <text:p text:style-name="P18"><text:tab/><text:tab/><text:tab/><text:tab/>字段名称_1:员工编号</text:p>
      <text:p text:style-name="P18"><text:tab/><text:tab/><text:tab/><text:tab/>字段名称_2:加班人员</text:p>
      <text:p text:style-name="P18"><text:tab/><text:tab/><text:tab/><text:tab/>字段名称_3:剩余加班天数</text:p>
      <text:p text:style-name="P17"><text:tab/><text:tab/><text:tab/><text:tab/>字段名称_<text:span text:style-name="T20">4</text:span>:核算截止时间</text:p>
      <text:p text:style-name="P17"/>
      <text:p text:style-name="P23"><text:tab/><text:tab/><text:tab/><text:span text:style-name="T8">功能名字_</text:span><text:span text:style-name="T14">2</text:span><text:span text:style-name="T8">:</text:span><text:span text:style-name="T14">搜索</text:span> <text:s/>功能类型:网格 (有网格)</text:p>
      <text:p text:style-name="P23"><text:s text:c="10"/>搜索条件_1:核算截至时间 <text:s/>标签类型：日期框（只有年月）</text:p>
      <text:p text:style-name="P23"><text:tab/><text:tab/><text:tab/><text:tab/>搜索条件_2:加班人员 <text:s text:c="2"/>标签类型：手填下拉框</text:p>
      <text:p text:style-name="P19"/>
      <text:p text:style-name="P19"><text:tab/><text:tab/><text:span text:style-name="T15">导航名_</text:span><text:span text:style-name="T18">4</text:span><text:span text:style-name="T15">:补班设置</text:span></text:p>
      <text:p text:style-name="P19"><text:tab/><text:tab/><text:tab/><text:span text:style-name="T8">功能名字_1:</text:span>列表 <text:s/>功能类型:网格 (有网格)</text:p>
      <text:p text:style-name="P19"><text:tab/><text:tab/><text:tab/><text:tab/><text:span text:style-name="T2">加上一个字段 ：id <text:s/>文本框 <text:s text:c="3"/>设置隐藏</text:span></text:p>
      <text:p text:style-name="P19"><text:tab/><text:tab/><text:tab/><text:tab/>字段名称_1:补班类型</text:p>
      <text:p text:style-name="P19"><text:tab/><text:tab/><text:tab/><text:tab/>字段名称_2:补班开始时间</text:p>
      <text:p text:style-name="P19"><text:tab/><text:tab/><text:tab/><text:tab/>字段名称_3:补班结束时间</text:p>
      <text:p text:style-name="P20"><text:tab/><text:tab/><text:tab/><text:tab/>字段名称_<text:span text:style-name="T20">4</text:span>:补班天数</text:p>
      <text:p text:style-name="P20"><text:tab/><text:tab/><text:tab/><text:tab/>字段名称_<text:span text:style-name="T36">5</text:span>:创建人</text:p>
      <text:p text:style-name="P25"><text:tab/><text:tab/><text:tab/><text:tab/>字段名称_<text:span text:style-name="T36">6</text:span>:创建时间</text:p>
      <text:p text:style-name="P25"><text:tab/><text:tab/><text:tab/><text:tab/>字段名称_<text:span text:style-name="T43">7</text:span>:是否午休</text:p>
      <text:p text:style-name="P21"><text:tab/><text:tab/></text:p>
      <text:p text:style-name="P21"><text:tab/><text:tab/><text:tab/><text:span text:style-name="T8">功能名称_2:添加</text:span> 功能类型:编辑 </text:p>
      <text:p text:style-name="P38"><text:span text:style-name="T24"><text:tab/><text:tab/><text:tab/><text:tab/></text:span><text:bookmark-start text:name="__DdeLink__25257_16314532862"/><text:span text:style-name="T24">字段名称_1:补班类型</text:span><text:span text:style-name="T27"><text:tab/> <text:s text:c="6"/><text:tab/></text:span><text:span text:style-name="T24">标签类型: 下拉框</text:span><text:span text:style-name="T25">（调休，节假日补班，其他....）</text:span></text:p>
      <text:p text:style-name="P21"><text:s/>必填 <text:bookmark-end text:name="__DdeLink__25257_16314532862"/></text:p>
      <text:p text:style-name="P21"><text:tab/><text:tab/><text:tab/><text:tab/>字段名称_<text:span text:style-name="T34">2</text:span>:补班开始时间<text:span text:style-name="T21"><text:tab/> <text:s text:c="6"/><text:tab/></text:span>标签类型: 日期框<text:span text:style-name="T40">（2017-09-08 08:30:00 ）</text:span> 必填</text:p>
      <text:p text:style-name="P21"><text:tab/><text:tab/><text:tab/><text:tab/>字段名称_<text:span text:style-name="T34">3</text:span>:<text:bookmark-start text:name="__DdeLink__8323_16314532862"/>补班结束时间<text:bookmark-end text:name="__DdeLink__8323_16314532862"/><text:span text:style-name="T21"> <text:s text:c="7"/><text:tab/></text:span>标签类型: 日期框<text:span text:style-name="T40">（2017-09-08 08:30:00 ）</text:span> 必填 </text:p>
      <text:p text:style-name="P41"><text:soft-page-break/><text:span text:style-name="T24"><text:tab/><text:tab/><text:tab/><text:tab/>字段名称_</text:span><text:span text:style-name="T26">4</text:span><text:span text:style-name="T24">:补班天数</text:span><text:span text:style-name="T27"> <text:s text:c="6"/><text:tab/><text:tab/></text:span><text:span text:style-name="T24">标签类型: 数字框 必填 </text:span><text:span text:style-name="T32">(</text:span><text:span text:style-name="T29">extraloverwork</text:span></text:p>
      <text:p text:style-name="P42"><text:span text:style-name="T29">/</text:span><text:span text:style-name="T28">v1/caculateTime</text:span><text:span text:style-name="T29">)</text:span></text:p>
      <text:p text:style-name="P42"><text:span text:style-name="T29"><text:tab/><text:tab/><text:tab/><text:tab/></text:span><text:span text:style-name="T28">字段名称_</text:span><text:span text:style-name="T31">5</text:span><text:span text:style-name="T28">:是否午休</text:span><text:span text:style-name="T30"><text:tab/> <text:s text:c="6"/><text:tab/></text:span><text:span text:style-name="T28">标签类型:下拉框 必填 </text:span></text:p>
      <text:p text:style-name="P21"><text:tab/><text:tab/><text:tab/><text:tab/></text:p>
      <text:p text:style-name="P21"><text:tab/><text:tab/><text:tab/><text:span text:style-name="T8">功能名称_</text:span><text:span text:style-name="T12">3</text:span><text:span text:style-name="T8">:编辑</text:span> 功能类型:编辑 </text:p>
      <text:p text:style-name="P21"><text:tab/><text:tab/><text:tab/><text:tab/><text:span text:style-name="T2">加上一个字段 ：id <text:s/>文本框 <text:s text:c="3"/>设置隐藏</text:span></text:p>
      <text:p text:style-name="P38"><text:span text:style-name="T24"><text:tab/><text:tab/><text:tab/><text:tab/></text:span><text:bookmark-start text:name="__DdeLink__25257_163145328621"/><text:span text:style-name="T24">字段名称_1:补班类型</text:span><text:span text:style-name="T27"><text:tab/> <text:s text:c="6"/><text:tab/></text:span><text:span text:style-name="T24">标签类型: 下拉框</text:span><text:span text:style-name="T25">（调休，</text:span><text:bookmark-start text:name="__DdeLink__3259_878257444"/><text:span text:style-name="T25">节假日补班，其他....</text:span><text:bookmark-end text:name="__DdeLink__3259_878257444"/><text:span text:style-name="T25">）</text:span></text:p>
      <text:p text:style-name="P21"><text:s/>必填 <text:bookmark-end text:name="__DdeLink__25257_163145328621"/></text:p>
      <text:p text:style-name="P21"><text:tab/><text:tab/><text:tab/><text:tab/>字段名称_<text:span text:style-name="T34">2</text:span>:补班开始时间<text:span text:style-name="T21"><text:tab/> <text:s text:c="6"/><text:tab/></text:span>标签类型: 日期框<text:span text:style-name="T40">（2017-09-08 08:30:00 ）</text:span> 必填</text:p>
      <text:p text:style-name="P21"><text:tab/><text:tab/><text:tab/><text:tab/>字段名称_<text:span text:style-name="T34">3</text:span>:<text:bookmark-start text:name="__DdeLink__8323_163145328621"/>补班结束时间<text:bookmark-end text:name="__DdeLink__8323_163145328621"/><text:span text:style-name="T21"> <text:s text:c="7"/><text:tab/></text:span>标签类型: 日期框<text:span text:style-name="T40">（2017-09-08 08:30:00 ）</text:span> 必填 </text:p>
      <text:p text:style-name="P39"><text:span text:style-name="T24"><text:tab/><text:tab/><text:tab/><text:tab/>字段名称_</text:span><text:span text:style-name="T26">4</text:span><text:span text:style-name="T24">:补班天数</text:span><text:span text:style-name="T27"> <text:s text:c="6"/><text:tab/><text:tab/></text:span><text:span text:style-name="T24">标签类型: 数字框 必填 </text:span><text:span text:style-name="T32">(</text:span><text:span text:style-name="T29">extraloverwork</text:span></text:p>
      <text:p text:style-name="P39"><text:span text:style-name="T29">/</text:span><text:span text:style-name="T28">v1/caculateTime</text:span><text:span text:style-name="T29">)</text:span></text:p>
      <text:p text:style-name="P42"><text:span text:style-name="T28"><text:tab/><text:tab/><text:tab/><text:tab/>字段名称_</text:span><text:span text:style-name="T31">5</text:span><text:span text:style-name="T28">:是否午休</text:span><text:span text:style-name="T30"><text:tab/> <text:s text:c="6"/><text:tab/></text:span><text:span text:style-name="T28">标签类型:下拉框 必填 </text:span></text:p>
      <text:p text:style-name="P21"/>
      <text:p text:style-name="P22"><text:tab/><text:tab/><text:tab/><text:tab/></text:p>
      <text:p text:style-name="P22"><text:tab/> <text:s text:c="4"/><text:span text:style-name="T8">功能名称_</text:span><text:span text:style-name="T13">4</text:span><text:span text:style-name="T8">:</text:span><text:span text:style-name="T13">删除</text:span> 功能类型: </text:p>
      <text:p text:style-name="P22"><text:s/><text:tab/><text:tab/><text:tab/><text:tab/><text:tab/>温馨提示：确定删除这条数据么？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4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1-01T18:11:05.404855779</dc:date>
    <meta:editing-duration>P7DT8H3M49S</meta:editing-duration>
    <meta:editing-cycles>655</meta:editing-cycles>
    <meta:generator>LibreOffice/5.1.6.2.0$Linux_X86_64 LibreOffice_project/10$Build-2</meta:generator>
    <meta:document-statistic meta:table-count="0" meta:image-count="0" meta:object-count="0" meta:page-count="3" meta:paragraph-count="117" meta:word-count="1451" meta:character-count="2711" meta:non-whitespace-character-count="1950"/>
  </office:meta>
</office:document-meta>
</file>